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officeooo:rsid="000a736c" officeooo:paragraph-rsid="000a736c"/>
    </style:style>
    <style:style style:name="P2" style:family="paragraph" style:parent-style-name="Text_20_body">
      <style:text-properties officeooo:rsid="000add04" officeooo:paragraph-rsid="000add04"/>
    </style:style>
    <style:style style:name="P3" style:family="paragraph" style:parent-style-name="Text_20_body">
      <style:text-properties officeooo:rsid="000d677a" officeooo:paragraph-rsid="000d677a"/>
    </style:style>
    <style:style style:name="P4" style:family="paragraph" style:parent-style-name="Text_20_body">
      <style:text-properties officeooo:rsid="000e3c56" officeooo:paragraph-rsid="000e3c56"/>
    </style:style>
    <style:style style:name="P5" style:family="paragraph" style:parent-style-name="Title">
      <style:text-properties officeooo:rsid="000a736c" officeooo:paragraph-rsid="000a736c"/>
    </style:style>
    <style:style style:name="P6" style:family="paragraph" style:parent-style-name="Text_20_body">
      <style:text-properties officeooo:rsid="000e3c56" officeooo:paragraph-rsid="000e3c56"/>
    </style:style>
    <style:style style:name="P7" style:family="paragraph" style:parent-style-name="Text_20_body">
      <style:text-properties officeooo:rsid="000fff2a" officeooo:paragraph-rsid="000fff2a"/>
    </style:style>
    <style:style style:name="P8" style:family="paragraph" style:parent-style-name="Heading_20_1">
      <style:text-properties officeooo:rsid="000a736c" officeooo:paragraph-rsid="000a736c"/>
    </style:style>
    <style:style style:name="T1" style:family="text">
      <style:text-properties officeooo:rsid="00110c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ufgabenblatt 2</text:p>
      <text:h text:style-name="P8" text:outline-level="1">Aufgabe 2.2</text:h>
      <text:p text:style-name="P1">Include guards</text:p>
      <text:p text:style-name="P2">#ifndef HEADER</text:p>
      <text:p text:style-name="P2">#define HEADER</text:p>
      <text:p text:style-name="P2">#endif</text:p>
      <text:p text:style-name="P2">Verhindert, dass Header doppelt eingebunden wird</text:p>
      <text:p text:style-name="P1">Destruktor</text:p>
      <text:p text:style-name="P3">brauchen keinen Destruktor, da dieser automatisch aufgerufen wird, wenn Lebenszeit/<text:span text:style-name="T1">Scope</text:span> des Objekts endet (es wird auch keine Datei geöffnet o.ä.)</text:p>
      <text:h text:style-name="P8" text:outline-level="1">Aufgabe 2.7</text:h>
      <text:p text:style-name="P4">class: Zugriff auf Membervariablen, Methoden default auf private</text:p>
      <text:p text:style-name="P4">struct: Zugriff auf Membervariablen, Methoden default auf public → Verwendung als Datentransferobjekt</text:p>
      <text:h text:style-name="P8" text:outline-level="1">Aufgabe 2.12</text:h>
      <text:p text:style-name="P7">Überladen → Funktionen mit gleichem Namen können existieren, wenn die Parameter sich unterscheiden, d.h verschiedenes Verhalten bei gleichem Nam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6:26:54.329411205</meta:creation-date>
    <dc:date>2017-05-07T23:34:30.058687641</dc:date>
    <meta:editing-duration>PT20M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81" meta:character-count="613" meta:non-whitespace-character-count="546"/>
  </office:meta>
</office:document-meta>
</file>